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DB34C7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bb400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9pt" style:text-underline-style="solid" style:text-underline-width="auto" style:text-underline-color="font-color" style:font-size-asian="9pt" style:font-size-complex="9pt"/>
    </style:style>
    <style:style style:name="T1" style:family="text">
      <style:text-properties fo:color="#ffffff" fo:font-size="9pt" style:text-underline-style="solid" style:text-underline-width="auto" style:text-underline-color="font-color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1.27cm" svg:x="0.127cm" svg:y="0.127cm">
          <text:p text:style-name="P1">Teaching Assista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0.889cm" svg:x="0.127cm" svg:y="1.778cm">
          <text:p text:style-name="P1">Week: 00h 00m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016cm" svg:height="1.016cm" svg:x="0.254cm" svg:y="0.254cm">
          <draw:image xlink:href="Pictures/100002010000012C0000012CDB34C77D.png" xlink:type="simple" xlink:show="embed" xlink:actuate="onLoad">
            <text:p/>
          </draw:image>
        </draw:frame>
        <draw:custom-shape draw:style-name="gr1" draw:text-style-name="P1" draw:layer="layout" svg:width="4.826cm" svg:height="0.889cm" svg:x="0.127cm" svg:y="2.794cm">
          <text:p text:style-name="P1">Day: 00h 00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905cm" svg:x="4.953cm" svg:y="1.77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0.847cm" svg:x="5.842cm" svg:y="2.328cm">
          <text:p text:style-name="P1">Clock 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667cm" svg:height="0.254cm" svg:x="6.223cm" svg:y="3.302cm">
          <text:p text:style-name="P2"><text:span text:style-name="T1">View Timeshe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10.16cm" fo:page-height="4.1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6:12:45.382207845</meta:creation-date>
    <dc:date>2014-11-17T16:33:27.585364069</dc:date>
    <meta:editing-duration>PT10M20S</meta:editing-duration>
    <meta:editing-cycles>2</meta:editing-cycles>
    <meta:generator>LibreOffice/4.2.7.2$Linux_X86_64 LibreOffice_project/420$Build-2</meta:generator>
    <meta:document-statistic meta:object-count="7"/>
  </office:meta>
</office:document-meta>
</file>